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561cm"/>
    </style:style>
    <style:style style:name="co4" style:family="table-column">
      <style:table-column-properties fo:break-before="auto" style:column-width="4.84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00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onstants and dat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Value</text:p>
          </table:table-cell>
          <table:table-cell/>
          <table:table-cell office:value-type="string">
            <text:p>Evento</text:p>
          </table:table-cell>
          <table:table-cell office:value-type="string">
            <text:p>Dato</text:p>
          </table:table-cell>
          <table:table-cell office:value-type="string">
            <text:p>Valore</text:p>
          </table:table-cell>
          <table:table-cell office:value-type="string">
            <text:p>Commento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>
            <text:p>bufStatus</text:p>
          </table:table-cell>
          <table:table-cell office:value-type="string">
            <text:p>0936</text:p>
          </table:table-cell>
          <table:table-cell table:number-columns-repeated="2"/>
          <table:table-cell office:value-type="string">
            <text:p>inizio</text:p>
          </table:table-cell>
          <table:table-cell office:value-type="string">
            <text:p>physCur</text:p>
          </table:table-cell>
          <table:table-cell office:value-type="string">
            <text:p>0000000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BufSize</text:p>
          </table:table-cell>
          <table:table-cell/>
          <table:table-cell office:value-type="string">
            <text:p>07D0</text:p>
          </table:table-cell>
          <table:table-cell/>
          <table:table-cell office:value-type="string">
            <text:p>dopo buffer_fill_P</text:p>
          </table:table-cell>
          <table:table-cell office:value-type="string">
            <text:p>physCur</text:p>
          </table:table-cell>
          <table:table-cell office:value-type="string">
            <text:p>000007D0</text:p>
          </table:table-cell>
          <table:table-cell office:value-type="string">
            <text:p>letti kBufSize bytes</text:p>
          </table:table-cell>
          <table:table-cell table:number-columns-repeated="2"/>
        </table:table-row>
        <table:table-row table:style-name="ro1">
          <table:table-cell office:value-type="string">
            <text:p>--&gt;</text:p>
          </table:table-cell>
          <table:table-cell office:value-type="string">
            <text:p>KbufSize/2</text:p>
          </table:table-cell>
          <table:table-cell table:style-name="Default"/>
          <table:table-cell table:style-name="Default" table:formula="of:=DEC2HEX(HEX2DEC([.D5])/2;4)" office:value-type="string" office:string-value="03E8">
            <text:p>03E8</text:p>
          </table:table-cell>
          <table:table-cell table:number-columns-repeated="2"/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punta all'inizio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rdcodedEND</text:p>
          </table:table-cell>
          <table:table-cell/>
          <table:table-cell table:style-name="Default" office:value-type="string">
            <text:p>092D</text:p>
          </table:table-cell>
          <table:table-cell table:number-columns-repeated="2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punta alla fine fisica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Low</text:p>
          </table:table-cell>
          <table:table-cell office:value-type="string">
            <text:p>0939</text:p>
          </table:table-cell>
          <table:table-cell table:number-columns-repeated="2"/>
          <table:table-cell office:value-type="string">
            <text:p>Dopo 51 scroll giu</text:p>
          </table:table-cell>
          <table:table-cell office:value-type="string">
            <text:p>viewPort</text:p>
          </table:table-cell>
          <table:table-cell office:value-type="string">
            <text:p>06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hysCurHigh</text:p>
          </table:table-cell>
          <table:table-cell office:value-type="string">
            <text:p>093b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windSize</text:p>
          </table:table-cell>
          <table:table-cell office:value-type="string">
            <text:p>0937</text:p>
          </table:table-cell>
          <table:table-cell table:number-columns-repeated="2"/>
          <table:table-cell office:value-type="string">
            <text:p>prima di refill_p</text:p>
          </table:table-cell>
          <table:table-cell office:value-type="string">
            <text:p>viewPort</text:p>
          </table:table-cell>
          <table:table-cell office:value-type="string">
            <text:p>0690</text:p>
          </table:table-cell>
          <table:table-cell office:value-type="string">
            <text:p>Al 52 scatta il ref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BufLen</text:p>
          </table:table-cell>
          <table:table-cell office:value-type="string">
            <text:p>093D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xtBuffer</text:p>
          </table:table-cell>
          <table:table-cell office:value-type="string">
            <text:p>015D</text:p>
          </table:table-cell>
          <table:table-cell table:number-columns-repeated="2"/>
          <table:table-cell office:value-type="string">
            <text:p>in REFILL_P</text:p>
          </table:table-cell>
          <table:table-cell office:value-type="string">
            <text:p>SI</text:p>
          </table:table-cell>
          <table:table-cell office:value-type="string">
            <text:p>092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Port</text:p>
          </table:table-cell>
          <table:table-cell office:value-type="string">
            <text:p>0930</text:p>
          </table:table-cell>
          <table:table-cell table:style-name="Default"/>
          <table:table-cell table:number-columns-repeated="2"/>
          <table:table-cell office:value-type="string">
            <text:p>caratteri scr</text:p>
          </table:table-cell>
          <table:table-cell office:value-type="string">
            <text:p>029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OfBuffer</text:p>
          </table:table-cell>
          <table:table-cell office:value-type="string">
            <text:p>092E</text:p>
          </table:table-cell>
          <table:table-cell table:number-columns-repeated="2"/>
          <table:table-cell office:value-type="string">
            <text:p>dopo REFILL_P</text:p>
          </table:table-cell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vengon caricati 0533h caratte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rolldowncount</text:p>
          </table:table-cell>
          <table:table-cell office:value-type="string">
            <text:p>0A48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0533=kBufSize-caratteri scherm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Cur</text:p>
          </table:table-cell>
          <table:table-cell office:value-type="string">
            <text:p>00000d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Cur teorico del viewPort</text:p>
          </table:table-cell>
          <table:table-cell office:value-type="string">
            <text:p>000005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in REWIND_P</text:p>
          </table:table-cell>
          <table:table-cell office:value-type="string">
            <text:p>tempBufLen</text:p>
          </table:table-cell>
          <table:table-cell office:value-type="string">
            <text:p>07d0</text:p>
          </table:table-cell>
          <table:table-cell office:value-type="string">
            <text:p>OK – avendo appena fatto scrolling in giu tutto il buffer è vali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AllineamentoViewPort</text:p>
          </table:table-cell>
          <table:table-cell office:value-type="string">
            <text:p>0000053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rewindSize</text:p>
          </table:table-cell>
          <table:table-cell office:value-type="string">
            <text:p>03e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ry Points and code</text:p>
          </table:table-cell>
          <table:table-cell table:number-columns-repeated="4"/>
          <table:table-cell office:value-type="string">
            <text:p>physRewind</text:p>
          </table:table-cell>
          <table:table-cell office:value-type="string">
            <text:p>0000014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  <table:table-cell office:value-type="string">
            <text:p>physCur</text:p>
          </table:table-cell>
          <table:table-cell office:value-type="string">
            <text:p>0000014b</text:p>
          </table:table-cell>
          <table:table-cell office:value-type="string">
            <text:p>OK, punta alla lettera “o” alla fine di distribuit”o” c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FFER_FILL_P</text:p>
          </table:table-cell>
          <table:table-cell office:value-type="string">
            <text:p>028F</text:p>
          </table:table-cell>
          <table:table-cell table:number-columns-repeated="2"/>
          <table:table-cell office:value-type="string">
            <text:p>inizio di NonInPlace:</text:p>
          </table:table-cell>
          <table:table-cell office:value-type="string">
            <text:p>viewPort</text:p>
          </table:table-cell>
          <table:table-cell office:value-type="string">
            <text:p>015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FILL_P</text:p>
          </table:table-cell>
          <table:table-cell office:value-type="string">
            <text:p>02D4</text:p>
          </table:table-cell>
          <table:table-cell table:number-columns-repeated="2"/>
          <table:table-cell table:style-name="ce2"/>
          <table:table-cell table:style-name="ce2" office:value-type="string">
            <text:p>rewindSize</text:p>
          </table:table-cell>
          <table:table-cell table:style-name="ce3" office:value-type="string">
            <text:p>03EB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>
            <text:p>REWIND_P</text:p>
          </table:table-cell>
          <table:table-cell office:value-type="string">
            <text:p>0336</text:p>
          </table:table-cell>
          <table:table-cell table:number-columns-repeated="2"/>
          <table:table-cell table:style-name="ce2"/>
          <table:table-cell table:style-name="ce2" office:value-type="string">
            <text:p>endOfBuffer</text:p>
          </table:table-cell>
          <table:table-cell table:style-name="ce2" office:value-type="string">
            <text:p>092d</text:p>
          </table:table-cell>
          <table:table-cell table:style-name="ce3"/>
          <table:table-cell table:style-name="ce2"/>
          <table:table-cell/>
        </table:table-row>
        <table:table-row table:style-name="ro1">
          <table:table-cell/>
          <table:table-cell office:value-type="string">
            <text:p>SCROLLDOWN_P</text:p>
          </table:table-cell>
          <table:table-cell office:value-type="string">
            <text:p>0432</text:p>
          </table:table-cell>
          <table:table-cell table:number-columns-repeated="2"/>
          <table:table-cell table:style-name="ce2"/>
          <table:table-cell table:style-name="ce2" office:value-type="string">
            <text:p>Viewport-offset textbuffer</text:p>
          </table:table-cell>
          <table:table-cell table:style-name="Default" office:value-type="float" office:value="0">
            <text:p>0</text:p>
          </table:table-cell>
          <table:table-cell table:style-name="ce1"/>
          <table:table-cell table:style-name="ce2"/>
          <table:table-cell/>
        </table:table-row>
        <table:table-row table:style-name="ro1">
          <table:table-cell/>
          <table:table-cell office:value-type="string">
            <text:p>SCROLLUP_P</text:p>
          </table:table-cell>
          <table:table-cell office:value-type="string">
            <text:p>045A</text:p>
          </table:table-cell>
          <table:table-cell table:number-columns-repeated="2"/>
          <table:table-cell table:style-name="ce2" table:number-columns-repeated="3"/>
          <table:table-cell table:style-name="ce3"/>
          <table:table-cell table:style-name="ce2"/>
          <table:table-cell/>
        </table:table-row>
        <table:table-row table:style-name="ro1">
          <table:table-cell/>
          <table:table-cell office:value-type="string">
            <text:p>USER_P</text:p>
          </table:table-cell>
          <table:table-cell office:value-type="string">
            <text:p>01EF</text:p>
          </table:table-cell>
          <table:table-cell table:number-columns-repeated="2"/>
          <table:table-cell table:style-name="ce2" table:number-columns-repeated="3"/>
          <table:table-cell table:style-name="ce3"/>
          <table:table-cell table:style-name="ce2"/>
          <table:table-cell/>
        </table:table-row>
        <table:table-row table:style-name="ro1">
          <table:table-cell/>
          <table:table-cell office:value-type="string">
            <text:p>checkRefill:</text:p>
          </table:table-cell>
          <table:table-cell office:value-type="string">
            <text:p>0595</text:p>
          </table:table-cell>
          <table:table-cell table:style-name="Default"/>
          <table:table-cell/>
          <table:table-cell table:style-name="ce2" table:number-columns-repeated="2"/>
          <table:table-cell table:style-name="Default"/>
          <table:table-cell table:style-name="ce1"/>
          <table:table-cell table:style-name="ce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 table:number-columns-repeated="2"/>
          <table:table-cell table:style-name="ce3"/>
          <table:table-cell table:style-name="ce2"/>
          <table:table-cell/>
        </table:table-row>
        <table:table-row table:style-name="ro1">
          <table:table-cell/>
          <table:table-cell office:value-type="string">
            <text:p>allineamentoVP</text:p>
          </table:table-cell>
          <table:table-cell office:value-type="string">
            <text:p>0388</text:p>
          </table:table-cell>
          <table:table-cell table:style-name="Default"/>
          <table:table-cell/>
          <table:table-cell table:style-name="ce2"/>
          <table:table-cell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>
            <text:p>noninplace</text:p>
          </table:table-cell>
          <table:table-cell office:value-type="string">
            <text:p>03AD</text:p>
          </table:table-cell>
          <table:table-cell table:style-name="Default"/>
          <table:table-cell/>
          <table:table-cell table:style-name="ce2" table:number-columns-repeated="3"/>
          <table:table-cell table:style-name="ce3"/>
          <table:table-cell table:style-name="ce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table:number-columns-repeated="2"/>
          <table:table-cell table:style-name="Default"/>
          <table:table-cell table:style-name="ce1"/>
          <table:table-cell table:style-name="ce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 table:number-columns-repeated="2"/>
          <table:table-cell table:style-name="ce3"/>
          <table:table-cell table:style-name="ce2"/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6549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09.46.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29:06</meta:creation-date>
    <dc:date>2011-07-06T09:46:18</dc:date>
    <meta:editing-duration>PT06H01M32S</meta:editing-duration>
    <meta:editing-cycles>14</meta:editing-cycles>
    <meta:generator>OpenOffice.org/3.2$Unix OpenOffice.org_project/320m12$Build-9483</meta:generator>
    <meta:document-statistic meta:table-count="3" meta:cell-count="119" meta:object-count="0"/>
  </office:meta>
</office:document-meta>
</file>